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008000" draw:secondary-fill-color="#cfe7e5" draw:fill-gradient-name="Gradient_20_7" draw:gradient-step-count="0" draw:fill-hatch-name="Hatch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008000" draw:secondary-fill-color="#cfe7e5" draw:fill-gradient-name="Gradient_20_7" draw:gradient-step-count="0" draw:fill-hatch-name="Hatch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008000" draw:secondary-fill-color="#cfe7e5" draw:fill-gradient-name="Gradient_20_7" draw:gradient-step-count="0" draw:fill-hatch-name="Hatch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008000" draw:secondary-fill-color="#cfe7e5" draw:fill-gradient-name="Gradient_20_7" draw:gradient-step-count="0" draw:fill-hatch-name="Hatch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008000" draw:secondary-fill-color="#cfe7e5" draw:fill-gradient-name="Gradient_20_7" draw:gradient-step-count="0" draw:fill-hatch-name="Hatch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008000" draw:secondary-fill-color="#cfe7e5" draw:fill-gradient-name="Gradient_20_7" draw:gradient-step-count="0" draw:fill-hatch-name="Hatch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008000" draw:secondary-fill-color="#cfe7e5" draw:fill-gradient-name="Gradient_20_7" draw:gradient-step-count="0" draw:fill-hatch-name="Hatch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008000" draw:secondary-fill-color="#cfe7e5" draw:fill-gradient-name="Gradient_20_7" draw:gradient-step-count="0" draw:fill-hatch-name="Hatch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008000" draw:secondary-fill-color="#cfe7e5" draw:fill-gradient-name="Gradient_20_7" draw:gradient-step-count="0" draw:fill-hatch-name="Hatch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008000" draw:secondary-fill-color="#cfe7e5" draw:fill-gradient-name="Gradient_20_7" draw:gradient-step-count="0" draw:fill-hatch-name="Hatch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008000" draw:secondary-fill-color="#cfe7e5" draw:fill-gradient-name="Gradient_20_7" draw:gradient-step-count="0" draw:fill-hatch-name="Hatch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>
      <style:graphic-properties svg:stroke-width="0.025cm" svg:stroke-color="#000000" draw:marker-start-width="0.161cm" draw:marker-end-width="0.161cm" draw:fill="solid" draw:fill-color="#99ccff" draw:opacity="25%" draw:textarea-horizontal-align="center" draw:textarea-vertical-align="middle" fo:padding-top="0.137cm" fo:padding-bottom="0.137cm" fo:padding-left="0.262cm" fo:padding-right="0.262cm" draw:shadow-opacity="25%"/>
    </style:style>
    <style:style style:name="gr13" style:family="graphic" style:parent-style-name="standard">
      <style:graphic-properties svg:stroke-width="0.025cm" svg:stroke-color="#000000" draw:marker-start-width="0.161cm" draw:marker-end-width="0.161cm" draw:fill="solid" draw:fill-color="#00ffff" draw:opacity="25%" draw:textarea-horizontal-align="center" draw:textarea-vertical-align="middle" fo:padding-top="0.137cm" fo:padding-bottom="0.137cm" fo:padding-left="0.262cm" fo:padding-right="0.262cm" draw:shadow-opacity="25%"/>
    </style:style>
    <style:style style:name="gr14" style:family="graphic" style:parent-style-name="standard">
      <style:graphic-properties svg:stroke-width="0.025cm" svg:stroke-color="#000000" draw:marker-start-width="0.161cm" draw:marker-end-width="0.161cm" draw:fill="solid" draw:fill-color="#800080" draw:opacity="50%" draw:textarea-horizontal-align="center" draw:textarea-vertical-align="middle" fo:padding-top="0.137cm" fo:padding-bottom="0.137cm" fo:padding-left="0.262cm" fo:padding-right="0.262cm" draw:shadow-opacity="50%"/>
    </style:style>
    <style:style style:name="gr15" style:family="graphic" style:parent-style-name="standard">
      <style:graphic-properties draw:stroke="none" svg:stroke-color="#008080" draw:marker-start="" draw:marker-end="" draw:fill="solid" draw:fill-color="#00ffff" draw:opacity="50%" draw:textarea-vertical-align="middle" draw:shadow-opacity="50%"/>
    </style:style>
    <style:style style:name="gr16" style:family="graphic" style:parent-style-name="standard">
      <style:graphic-properties draw:stroke="none" svg:stroke-color="#000080" draw:marker-start="" draw:marker-end="" draw:fill="solid" draw:fill-color="#000080" draw:opacity="50%" draw:textarea-vertical-align="middle" draw:shadow-opacity="50%"/>
    </style:style>
    <style:style style:name="gr17" style:family="graphic" style:parent-style-name="standard">
      <style:graphic-properties draw:stroke="none" svg:stroke-color="#000080" draw:marker-start="" draw:marker-end="" draw:fill="solid" draw:fill-color="#800080" draw:opacity="50%" draw:textarea-vertical-align="middle" draw:shadow-opacity="50%"/>
    </style:style>
    <style:style style:name="gr18" style:family="graphic" style:parent-style-name="objectwithoutfill">
      <style:graphic-properties svg:stroke-width="0.025cm" svg:stroke-color="#000080" draw:marker-start-width="0.237cm" draw:marker-end-width="0.237cm" draw:fill="solid" draw:fill-color="#4700b8" draw:textarea-vertical-align="middle" fo:padding-top="0.137cm" fo:padding-bottom="0.137cm" fo:padding-left="0.262cm" fo:padding-right="0.262cm"/>
    </style:style>
    <style:style style:name="gr19" style:family="graphic" style:parent-style-name="standard">
      <style:graphic-properties svg:stroke-width="0.025cm" svg:stroke-color="#000080" draw:marker-start-width="0.161cm" draw:marker-end-width="0.161cm" draw:fill="solid" draw:fill-color="#4700b8" draw:opacity="100%" draw:textarea-horizontal-align="center" draw:textarea-vertical-align="middle" fo:padding-top="0.137cm" fo:padding-bottom="0.137cm" fo:padding-left="0.262cm" fo:padding-right="0.262cm" draw:shadow-opacity="100%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polygon draw:style-name="gr1" draw:text-style-name="P1" draw:layer="layout" svg:width="3.555cm" svg:height="4.952cm" svg:x="0.391cm" svg:y="0.498cm" svg:viewBox="0 0 3556 4953" draw:points="1905,0 0,4953 3556,3429">
                <text:p/>
              </draw:polygon>
              <draw:polygon draw:style-name="gr2" draw:text-style-name="P1" draw:layer="layout" svg:width="3.555cm" svg:height="3.428cm" svg:x="2.296cm" svg:y="0.499cm" svg:viewBox="0 0 3556 3429" draw:points="0,0 3556,380 1651,3429">
                <text:p/>
              </draw:polygon>
              <draw:polygon draw:style-name="gr3" draw:text-style-name="P1" draw:layer="layout" svg:width="3.428cm" svg:height="3.048cm" svg:x="3.947cm" svg:y="0.88cm" svg:viewBox="0 0 3429 3049" draw:points="3429,3047 1905,0 0,3049">
                <text:p/>
              </draw:polygon>
              <draw:polygon draw:style-name="gr4" draw:text-style-name="P1" draw:layer="layout" svg:width="3.428cm" svg:height="3.173cm" svg:x="3.948cm" svg:y="3.928cm" svg:viewBox="0 0 3429 3174" draw:points="3429,0 253,3174 0,2">
                <text:p/>
              </draw:polygon>
              <draw:polygon draw:style-name="gr5" draw:text-style-name="P1" draw:layer="layout" svg:width="3.81cm" svg:height="3.171cm" svg:x="0.391cm" svg:y="3.93cm" svg:viewBox="0 0 3811 3172" draw:points="0,1521 3811,3172 3558,0">
                <text:p/>
              </draw:polygon>
              <draw:polygon draw:style-name="gr6" draw:text-style-name="P1" draw:layer="layout" svg:width="3.046cm" svg:height="3.046cm" svg:x="5.853cm" svg:y="0.881cm" svg:viewBox="0 0 3047 3047" draw:points="1524,3047 0,0 3047,379">
                <text:p/>
              </draw:polygon>
              <draw:polygon draw:style-name="gr7" draw:text-style-name="P1" draw:layer="layout" svg:width="2.41cm" svg:height="2.667cm" svg:x="7.378cm" svg:y="1.261cm" svg:viewBox="0 0 2411 2668" draw:points="0,2668 2411,1650 1523,0">
                <text:p/>
              </draw:polygon>
              <draw:polygon draw:style-name="gr8" draw:text-style-name="P1" draw:layer="layout" svg:width="2.41cm" svg:height="3.428cm" svg:x="7.379cm" svg:y="2.911cm" svg:viewBox="0 0 2411 3429" draw:points="0,1018 2411,0 1902,3429">
                <text:p/>
              </draw:polygon>
              <draw:polygon draw:style-name="gr9" draw:text-style-name="P1" draw:layer="layout" svg:width="2.032cm" svg:height="2.41cm" svg:x="7.249cm" svg:y="3.93cm" svg:viewBox="0 0 2033 2411" draw:points="131,0 0,1521 2033,2411">
                <text:p/>
              </draw:polygon>
              <draw:polygon draw:style-name="gr10" draw:text-style-name="P1" draw:layer="layout" svg:width="3.179cm" svg:height="3.17cm" svg:x="4.201cm" svg:y="3.931cm" svg:viewBox="0 0 3180 3171" draw:points="3180,0 3049,1521 0,3171">
                <text:p/>
              </draw:polygon>
              <draw:polygon draw:style-name="gr11" draw:text-style-name="P1" draw:layer="layout" svg:width="5.079cm" svg:height="1.649cm" svg:x="4.201cm" svg:y="5.453cm" svg:viewBox="0 0 5080 1650" draw:points="5080,887 3049,0 0,1650">
                <text:p/>
              </draw:polygon>
            </draw:g>
            <draw:ellipse draw:style-name="gr12" draw:text-style-name="P2" draw:layer="layout" svg:width="0.684cm" svg:height="0.686cm" svg:x="8.561cm" svg:y="0.942cm">
              <text:p/>
            </draw:ellipse>
            <draw:ellipse draw:style-name="gr12" draw:text-style-name="P2" draw:layer="layout" svg:width="0.684cm" svg:height="0.686cm" svg:x="5.516cm" svg:y="0.554cm">
              <text:p/>
            </draw:ellipse>
            <draw:ellipse draw:style-name="gr12" draw:text-style-name="P2" draw:layer="layout" svg:width="0.684cm" svg:height="0.686cm" svg:x="1.925cm" svg:y="0.171cm">
              <text:p/>
            </draw:ellipse>
            <draw:ellipse draw:style-name="gr12" draw:text-style-name="P2" draw:layer="layout" svg:width="0.684cm" svg:height="0.686cm" svg:x="9.443cm" svg:y="2.577cm">
              <text:p/>
            </draw:ellipse>
            <draw:ellipse draw:style-name="gr12" draw:text-style-name="P2" draw:layer="layout" svg:width="0.684cm" svg:height="0.686cm" svg:x="7.029cm" svg:y="3.562cm">
              <text:p/>
            </draw:ellipse>
            <draw:ellipse draw:style-name="gr13" draw:text-style-name="P2" draw:layer="layout" svg:width="0.684cm" svg:height="0.686cm" svg:x="3.612cm" svg:y="3.596cm">
              <text:p/>
            </draw:ellipse>
            <draw:ellipse draw:style-name="gr12" draw:text-style-name="P2" draw:layer="layout" svg:width="0.684cm" svg:height="0.686cm" svg:x="0.033cm" svg:y="5.103cm">
              <text:p/>
            </draw:ellipse>
            <draw:ellipse draw:style-name="gr12" draw:text-style-name="P2" draw:layer="layout" svg:width="0.684cm" svg:height="0.686cm" svg:x="3.843cm" svg:y="6.765cm">
              <text:p/>
            </draw:ellipse>
            <draw:ellipse draw:style-name="gr12" draw:text-style-name="P2" draw:layer="layout" svg:width="0.684cm" svg:height="0.686cm" svg:x="8.929cm" svg:y="5.976cm">
              <text:p/>
            </draw:ellipse>
            <draw:ellipse draw:style-name="gr12" draw:text-style-name="P2" draw:layer="layout" svg:width="0.684cm" svg:height="0.686cm" svg:x="8.929cm" svg:y="5.976cm">
              <text:p/>
            </draw:ellipse>
            <draw:ellipse draw:style-name="gr14" draw:text-style-name="P2" draw:layer="layout" svg:width="0.684cm" svg:height="0.686cm" svg:x="6.905cm" svg:y="5.165cm">
              <text:p/>
            </draw:ellipse>
          </draw:g>
          <draw:polygon draw:style-name="gr15" draw:text-style-name="P2" draw:layer="layout" svg:width="3.556cm" svg:height="3.453cm" svg:x="2.252cm" svg:y="1.999cm" svg:viewBox="0 0 3557 3454" draw:points="1779,0 0,1549 636,3454 2923,3073 3557,915">
            <text:p/>
          </draw:polygon>
          <draw:polygon draw:style-name="gr16" draw:text-style-name="P2" draw:layer="layout" svg:width="3.682cm" svg:height="3.301cm" svg:x="5.174cm" svg:y="2.117cm" svg:viewBox="0 0 3683 3302" draw:points="635,762 2287,0 3683,635 3682,2413 2667,3048 1397,3302 0,2921">
            <text:p/>
          </draw:polygon>
          <draw:polygon draw:style-name="gr17" draw:text-style-name="P2" draw:layer="layout" svg:width="1.269cm" svg:height="1.015cm" svg:x="6.571cm" svg:y="5.165cm" svg:viewBox="0 0 1270 1016" draw:points="0,254 1270,0 635,1016">
            <text:p/>
          </draw:polygon>
          <draw:g>
            <draw:line draw:style-name="gr18" draw:text-style-name="P2" draw:layer="layout" svg:x1="4.031cm" svg:y1="1.99cm" svg:x2="2.253cm" svg:y2="3.514cm">
              <text:p/>
            </draw:line>
            <draw:line draw:style-name="gr18" draw:text-style-name="P2" draw:layer="layout" svg:x1="2.888cm" svg:y1="5.419cm" svg:x2="2.253cm" svg:y2="3.514cm">
              <text:p/>
            </draw:line>
            <draw:line draw:style-name="gr18" draw:text-style-name="P2" draw:layer="layout" svg:x1="2.889cm" svg:y1="5.42cm" svg:x2="5.174cm" svg:y2="5.038cm">
              <text:p/>
            </draw:line>
            <draw:line draw:style-name="gr18" draw:text-style-name="P2" draw:layer="layout" svg:x1="5.809cm" svg:y1="2.879cm" svg:x2="5.175cm" svg:y2="5.038cm">
              <text:p/>
            </draw:line>
            <draw:line draw:style-name="gr18" draw:text-style-name="P2" draw:layer="layout" svg:x1="5.809cm" svg:y1="2.88cm" svg:x2="4.031cm" svg:y2="1.99cm">
              <text:p/>
            </draw:line>
            <draw:line draw:style-name="gr18" draw:text-style-name="P2" draw:layer="layout" svg:x1="5.809cm" svg:y1="2.88cm" svg:x2="7.46cm" svg:y2="2.117cm">
              <text:p/>
            </draw:line>
            <draw:line draw:style-name="gr18" draw:text-style-name="P2" draw:layer="layout" svg:x1="8.857cm" svg:y1="2.752cm" svg:x2="7.461cm" svg:y2="2.118cm">
              <text:p/>
            </draw:line>
            <draw:line draw:style-name="gr18" draw:text-style-name="P2" draw:layer="layout" svg:x1="8.857cm" svg:y1="2.752cm" svg:x2="8.857cm" svg:y2="4.53cm">
              <text:p/>
            </draw:line>
            <draw:line draw:style-name="gr18" draw:text-style-name="P2" draw:layer="layout" svg:x1="7.841cm" svg:y1="5.165cm" svg:x2="8.857cm" svg:y2="4.53cm">
              <text:p/>
            </draw:line>
            <draw:line draw:style-name="gr18" draw:text-style-name="P2" draw:layer="layout" svg:x1="7.841cm" svg:y1="5.165cm" svg:x2="6.571cm" svg:y2="5.419cm">
              <text:p/>
            </draw:line>
            <draw:line draw:style-name="gr18" draw:text-style-name="P2" draw:layer="layout" svg:x1="5.174cm" svg:y1="5.038cm" svg:x2="6.571cm" svg:y2="5.42cm">
              <text:p/>
            </draw:line>
            <draw:line draw:style-name="gr18" draw:text-style-name="P2" draw:layer="layout" svg:x1="7.841cm" svg:y1="5.165cm" svg:x2="7.206cm" svg:y2="6.181cm">
              <text:p/>
            </draw:line>
            <draw:line draw:style-name="gr18" draw:text-style-name="P2" draw:layer="layout" svg:x1="6.571cm" svg:y1="5.419cm" svg:x2="7.206cm" svg:y2="6.181cm">
              <text:p/>
            </draw:line>
            <draw:circle draw:style-name="gr19" draw:text-style-name="P2" draw:layer="layout" svg:width="0.253cm" svg:height="0.254cm" svg:x="8.713cm" svg:y="2.625cm">
              <text:p/>
            </draw:circle>
            <draw:circle draw:style-name="gr19" draw:text-style-name="P2" draw:layer="layout" svg:width="0.253cm" svg:height="0.254cm" svg:x="7.333cm" svg:y="1.99cm">
              <text:p/>
            </draw:circle>
            <draw:circle draw:style-name="gr19" draw:text-style-name="P2" draw:layer="layout" svg:width="0.253cm" svg:height="0.254cm" svg:x="8.73cm" svg:y="4.403cm">
              <text:p/>
            </draw:circle>
            <draw:circle draw:style-name="gr19" draw:text-style-name="P2" draw:layer="layout" svg:width="0.253cm" svg:height="0.254cm" svg:x="7.715cm" svg:y="5.038cm">
              <text:p/>
            </draw:circle>
            <draw:circle draw:style-name="gr19" draw:text-style-name="P2" draw:layer="layout" svg:width="0.253cm" svg:height="0.254cm" svg:x="6.445cm" svg:y="5.292cm">
              <text:p/>
            </draw:circle>
            <draw:circle draw:style-name="gr19" draw:text-style-name="P2" draw:layer="layout" svg:width="0.253cm" svg:height="0.254cm" svg:x="7.079cm" svg:y="6.054cm">
              <text:p/>
            </draw:circle>
            <draw:circle draw:style-name="gr19" draw:text-style-name="P2" draw:layer="layout" svg:width="0.253cm" svg:height="0.254cm" svg:x="5.682cm" svg:y="2.752cm">
              <text:p/>
            </draw:circle>
            <draw:circle draw:style-name="gr19" draw:text-style-name="P2" draw:layer="layout" svg:width="0.253cm" svg:height="0.254cm" svg:x="5.048cm" svg:y="4.911cm">
              <text:p/>
            </draw:circle>
            <draw:circle draw:style-name="gr19" draw:text-style-name="P2" draw:layer="layout" svg:width="0.253cm" svg:height="0.254cm" svg:x="3.904cm" svg:y="1.863cm">
              <text:p/>
            </draw:circle>
            <draw:circle draw:style-name="gr19" draw:text-style-name="P2" draw:layer="layout" svg:width="0.253cm" svg:height="0.254cm" svg:x="2.126cm" svg:y="3.387cm">
              <text:p/>
            </draw:circle>
            <draw:circle draw:style-name="gr19" draw:text-style-name="P2" draw:layer="layout" svg:width="0.253cm" svg:height="0.254cm" svg:x="2.762cm" svg:y="5.292cm">
              <text:p/>
            </draw:circl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6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bert Miller</meta:initial-creator>
    <meta:creation-date>2012-07-03T14:18:32</meta:creation-date>
    <dc:date>2012-07-03T14:20:15</dc:date>
    <dc:creator>Robert Miller</dc:creator>
    <meta:editing-duration>PT00H01M43S</meta:editing-duration>
    <meta:editing-cycles>1</meta:editing-cycles>
    <meta:document-statistic meta:object-count="53"/>
    <meta:generator>OpenOffice.org/3.2$Unix OpenOffice.org_project/320m19$Build-9505</meta:generator>
  </office:meta>
</office:document-meta>
</file>